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9">
      <style:paragraph-properties fo:margin-top="0cm" fo:margin-bottom="0cm"/>
    </style:style>
    <style:style style:name="P14" style:family="paragraph" style:parent-style-name="Text_20_body" style:list-style-name="L10">
      <style:paragraph-properties fo:margin-top="0cm" fo:margin-bottom="0cm"/>
    </style:style>
    <style:style style:name="P15" style:family="paragraph" style:parent-style-name="Text_20_body" style:list-style-name="L11">
      <style:paragraph-properties fo:margin-top="0cm" fo:margin-bottom="0cm"/>
    </style:style>
    <style:style style:name="P16" style:family="paragraph" style:parent-style-name="Preformatted_20_Text">
      <style:text-properties fo:language="cs" fo:country="CZ"/>
    </style:style>
    <style:style style:name="P17" style:family="paragraph" style:parent-style-name="Preformatted_20_Text">
      <style:paragraph-properties fo:margin-top="0cm" fo:margin-bottom="0.499cm"/>
    </style:style>
    <style:style style:name="P18" style:family="paragraph" style:parent-style-name="Preformatted_20_Text">
      <style:paragraph-properties fo:margin-top="0cm" fo:margin-bottom="0.499cm"/>
      <style:text-properties fo:language="cs" fo:country="CZ"/>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style:style style:name="T5" style:family="text">
      <style:text-properties fo:language="cs" fo:country="CZ"/>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5905839536705968534"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7248200248626748240"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79929649994101291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1143579919373070931"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8975026967003333525"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1497017807765729397"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2044488645471198104" text:style-name="L7">
        <text:list-item>
          <text:p text:style-name="P8">Store current layout path and filename in registry. </text:p>
        </text:list-item>
        <text:list-item>
          <text:p text:style-name="P8">Xaml layout. </text:p>
        </text:list-item>
      </text:list>
      <text:h text:style-name="Heading_20_2" text:outline-level="2">AvalonDock</text:h>
      <text:p text:style-name="Text_20_body">Pros: A very powerful configurable dock pane manager, suitable for professional products with an excellent look and feel. Easy to use in an application. Uses themes allowing considerable control over the look and feel. These can be loaded at runtime. New themes can be created. </text:p>
      <text:p text:style-name="Text_20_body">Cons: It is not easy to make cosmetic changes to the appearance. For example changing the colour schemes requires creation of a new theme assembly. The code is complex and not easy to understand. </text:p>
      <text:h text:style-name="Heading_20_2" text:outline-level="2">Design Features</text:h>
      <text:list xml:id="list96354326809344763" text:style-name="L8">
        <text:list-item>
          <text:p text:style-name="P9">Provides a similar <text:s/>look and feel for pane management of well known applications such as Microsoft Visual Studio. <text:s/></text:p>
        </text:list-item>
        <text:list-item>
          <text:p text:style-name="P9">Ease to use. </text:p>
        </text:list-item>
        <text:list-item>
          <text:p text:style-name="P9">Easy to configure with lots of simple dependency properties controlling the appearance such as the font size and the background colours for each component. </text:p>
        </text:list-item>
        <text:list-item>
          <text:p text:style-name="P9">Button icons are defined by paths and not bitmaps, with the background and foreground colours configurable using dependency properties. </text:p>
        </text:list-item>
        <text:list-item>
          <text:p text:style-name="P9">Greater control over the appearance and behaviour is possible by overriding the style for individual controls as follows: </text:p>
          <text:list>
            <text:list-item>
              <text:p text:style-name="P9">Selected tool tab headers. </text:p>
            </text:list-item>
            <text:list-item>
              <text:p text:style-name="P9">Unselected tool tab headers. <text:s/></text:p>
            </text:list-item>
            <text:list-item>
              <text:p text:style-name="P9">Selected document tab headers. </text:p>
            </text:list-item>
            <text:list-item>
              <text:p text:style-name="P9">Unselected document tab headers. <text:s/></text:p>
            </text:list-item>
            <text:list-item>
              <text:p text:style-name="P9">All buttons e.g. the close tool tab button. </text:p>
            </text:list-item>
            <text:list-item>
              <text:p text:style-name="P9">Side tools (which the user clicks on to display an unpinned tool pane). </text:p>
            </text:list-item>
          </text:list>
        </text:list-item>
        <text:list-item>
          <text:p text:style-name="P9">Ease to modify the code thanks to a simple architecture. </text:p>
        </text:list-item>
        <text:list-item>
          <text:p text:style-name="P9">The layout of panes can be serialised to and from a text file. </text:p>
        </text:list-item>
      </text:list>
      <text:h text:style-name="Heading_20_2" text:outline-level="2">Shortcomings</text:h>
      <text:p text:style-name="Text_20_body">Not as configurable as some alternatives such as AvalonDock. </text:p>
      <text:p text:style-name="Text_20_body">The default layout of panes cannot be specified in the main application window xaml file. In practice this is not an issue, as it can be loaded from an external file at application launch. </text:p>
      <text:p text:style-name="Text_20_body"/>
      <text:h text:style-name="Heading_20_2" text:outline-level="2">Introduction</text:h>
      <text:p text:style-name="Text_20_body">Some years ago I created a commercial application with a large number of documents windows and <text:soft-page-break/>tool windows. I wanted the user to be able to arrange the windows in the most convenient mannner for them as per Microsoft Visual Studio. I chose to build the application around the free version of AvalonDock. I chose AvalonDock because it was free and it had a good reputation. I learnt that it is indeed a very good control, with an extremely powerful and flexible UI. I also learnt that it can be very hard to customise as it is a complex piece of software. I had requests from users to add or change features, and quite often I was unable to figure out a way to make these changes. The most common request was to improve the tab control when multiple tools were docked together in a group. We had so many tool panes that it could be very hard to figure out which tab was which.  We also had requests to add a close button to each tabbed tool or document pane. I found some solutions online, but quite often I couldn't get them to work. It is possible that the solutions were for an earlier version of AvalonDock.</text:p>
      <text:p text:style-name="Text_20_body">Recently I have had some spare time available, and I decided to create my own docking window manager library with the following key design goals:</text:p>
      <text:list xml:id="list3244669659088733587" text:style-name="L9">
        <text:list-item>
          <text:p text:style-name="P13">It should allow the creation of applications with the look and feel of class leading applications such as Microsoft Visual Studio.</text:p>
        </text:list-item>
        <text:list-item>
          <text:p text:style-name="P13">It should allow the developer to easily customise the appearance using themes.</text:p>
        </text:list-item>
        <text:list-item>
          <text:p text:style-name="P13">The code should be reasonably simple so that a developer can modify it to suit their own needs if the built in behaviour is inadequate.</text:p>
        </text:list-item>
        <text:list-item>
          <text:p text:style-name="P13">It should be fully compliant compliant with the MVVM pattern.</text:p>
        </text:list-item>
        <text:list-item>
          <text:p text:style-name="P10">It should allow the layout to be serialised to and from a file.</text:p>
        </text:list-item>
      </text:list>
      <text:p text:style-name="Text_20_body">Note that in order to achieve goal 3, I purposefully did not make the UI completely customisable.</text:p>
      <text:p text:style-name="Text_20_body">Key features of the docking window control are as follows:</text:p>
      <text:list xml:id="list1292050976887397682" text:style-name="L10">
        <text:list-item>
          <text:p text:style-name="P14">Support for documents and tools.</text:p>
        </text:list-item>
        <text:list-item>
          <text:p text:style-name="P14">Documents represent editable content such as a text document, or the output from a calculation such as a 3D surface plot.</text:p>
        </text:list-item>
        <text:list-item>
          <text:p text:style-name="P14">Tools represent a collection of controls that in some way influence the content of documents eg settings for a 3D surface plot.</text:p>
        </text:list-item>
        <text:list-item>
          <text:p text:style-name="P14">Documents can be laid out in a tiled pattern. Two or more documents can be grouped together into a tabbed group. The documents occupy a rectangular region (the document area). </text:p>
        </text:list-item>
        <text:list-item>
          <text:p text:style-name="P14">Tools can be laid out in a tiled pattern. Two or more tools can be grouped together into a tabbed group. The tools occupy the regions either side of the document area. </text:p>
        </text:list-item>
        <text:list-item>
          <text:p text:style-name="P14">A tool can be unpinned, such that the pane is removed from the central area, and replaced with a title bar in the margin.</text:p>
        </text:list-item>
        <text:list-item>
          <text:p text:style-name="P14">Clicking on the title bar of an unpinned tool shows the previously hidden content. Clicking outside of the content hides it again.</text:p>
        </text:list-item>
        <text:list-item>
          <text:p text:style-name="P14">An unpinned tool can be re-pinned by clicking on the pin button in its header.</text:p>
        </text:list-item>
        <text:list-item>
          <text:p text:style-name="P14">Both documents and tools can be floated. They can be floated individually or as a tabbed group.</text:p>
        </text:list-item>
        <text:list-item>
          <text:p text:style-name="P14">The tools or documents in a tabbed group can be reordered by dragging each tab header.</text:p>
        </text:list-item>
        <text:list-item>
          <text:p text:style-name="P14">A tabbed group has a drop down menu item with a list of all documents/tools, allowing the user to quickly select the desired content.</text:p>
        </text:list-item>
        <text:list-item>
          <text:p text:style-name="P14">A tool and a document can be closed by clicking on a close button in the tab header. This will prompt the user to save unsaved data, discard unsaved data, or cancel the operation, assuming there is unsaved data.</text:p>
        </text:list-item>
        <text:list-item>
          <text:p text:style-name="P14">The control maintains a documents view model list and a tools view model list. </text:p>
        </text:list-item>
        <text:list-item>
          <text:p text:style-name="P11">There is a one to one correspondance between views and view models. Thus removing a view model will automatically close the associated view. Conversely, adding a view model will automatically display the associated view. </text:p>
        </text:list-item>
      </text:list>
      <text:p text:style-name="Text_20_body">The following can be customized:</text:p>
      <text:list xml:id="list2573129237879604896" text:style-name="L11">
        <text:list-item>
          <text:p text:style-name="P15"><text:soft-page-break/>The style for the side tool bars (which display the titles for unpinned tools).</text:p>
        </text:list-item>
        <text:list-item>
          <text:p text:style-name="P15">The styles for the selected and unselected tab headers.</text:p>
        </text:list-item>
        <text:list-item>
          <text:p text:style-name="P15">The styles for all buttons. </text:p>
        </text:list-item>
        <text:list-item>
          <text:p text:style-name="P15">All fonts.</text:p>
        </text:list-item>
        <text:list-item>
          <text:p text:style-name="P15">The scroll arrows in tabbed groups.</text:p>
        </text:list-item>
        <text:list-item>
          <text:p text:style-name="P15">The title bar in tool panes.</text:p>
        </text:list-item>
        <text:list-item>
          <text:p text:style-name="P12">The border around each tool and each document.</text:p>
        </text:list-item>
      </text:list>
      <text:p text:style-name="Text_20_body">Note that the buttons in the example applications are defined using paths rather than bitmaps (or similar), which makes it trivial to change the colours and sizes to suit the theme.</text:p>
      <text:p text:style-name="Text_20_body">I have called the component the Open Controls Dock Manager, 'open' indicating that the control is free. This article has an accompanying Zip file containing the source code and a couple of example applications demonstrating how to use the library and create themes.</text:p>
      <text:h text:style-name="Heading_20_2" text:outline-level="2">Example Applications</text:h>
      <text:p text:style-name="Text_20_body">The first example application uses a theme that emulates Visual Studio 2109 as follows:</text:p>
      <text:p text:style-name="Text_20_body"><text:soft-page-break/><draw:frame draw:style-name="fr1" draw:name="graphics1" text:anchor-type="as-char" svg:width="24.156cm" svg:height="18.018cm" draw:z-index="0"><draw:image xlink:href="file:///C:/Workspace/WpfDockManagerDemo/Documents/5270871/Working/AppVSTheme.png" xlink:type="simple" xlink:show="embed" xlink:actuate="onLoad"/></draw:frame></text:p>
      <text:p text:style-name="Text_20_body">The main window view model has five documents and five tools. The five documents are grouped together in one pane. Of the five tools, two are unpinned on the right hand side of the UI, one is docked to the left of the documents, and two are docked as a group below the documents.</text:p>
      <text:p text:style-name="Text_20_body">The second example application uses a different theme that I have called modern as follows: </text:p>
      <text:p text:style-name="Text_20_body"><text:soft-page-break/><draw:frame draw:style-name="fr1" draw:name="graphics2" text:anchor-type="as-char" svg:width="24.156cm" svg:height="18.018cm" draw:z-index="1"><draw:image xlink:href="file:///C:/Workspace/WpfDockManagerDemo/Documents/5270871/Working/Modern.png" xlink:type="simple" xlink:show="embed" xlink:actuate="onLoad"/></draw:frame></text:p>
      <text:p text:style-name="Text_20_body">A given document or view can be closed by clicking on the close button icon in the pane, or by means of the Documents and Tools application menus.</text:p>
      <text:p text:style-name="Text_20_body">An unpinned tool pane can be displayed by clicking on the item in the margin: </text:p>
      <text:p text:style-name="Text_20_body"><text:soft-page-break/><draw:frame draw:style-name="fr1" draw:name="graphics3" text:anchor-type="as-char" svg:width="10.53cm" svg:height="18.018cm" draw:z-index="2"><draw:image xlink:href="file:///C:/Workspace/WpfDockManagerDemo/Documents/5270871/Working/Popup.png" xlink:type="simple" xlink:show="embed" xlink:actuate="onLoad"/></draw:frame></text:p>
      <text:p text:style-name="Text_20_body">The unpinned tool pane (and other tool panes in the same group) can be added back into the dock pane layout by clicking on the pin icon in the header bar. </text:p>
      <text:p text:style-name="Text_20_body">A group of tools can be floated by dragging the header bar: </text:p>
      <text:p text:style-name="Text_20_body"><text:soft-page-break/><draw:frame draw:style-name="fr1" draw:name="graphics4" text:anchor-type="as-char" svg:width="24.156cm" svg:height="18.018cm" draw:z-index="3"><draw:image xlink:href="file:///C:/Workspace/WpfDockManagerDemo/Documents/5270871/Working/FloatingTools.png" xlink:type="simple" xlink:show="embed" xlink:actuate="onLoad"/></draw:frame></text:p>
      <text:p text:style-name="Text_20_body">The small window icons at each side of the main window are insertion indicators. To insert the floating tool pane group back into the dock pane layout, drag the window over the appropriate insertion indicator. Note that the insertion indicators are defined in the theme and hance they can be customised. </text:p>
      <text:p text:style-name="Text_20_body">Similarly an individual tool (or document) pane can be floated by dragging its tab header. </text:p>
      <text:p text:style-name="Text_20_body">A tool, or document, can be separated from a floating pane containing multiple tools, or document, in the same manner so that it becomes a floating pane containing one view. </text:p>
      <text:h text:style-name="Heading_20_2" text:outline-level="2">Background</text:h>
      <text:p text:style-name="Text_20_body">In order to use the library you will need to understand how to create WPF applications using the MVVM pattern and have a good understanding of C#. You will not need an in depth understanding of WPF although that will do no harm.</text:p>
      <text:h text:style-name="Heading_20_2" text:outline-level="2"><text:soft-page-break/>Using the code</text:h>
      <text:p text:style-name="Text_20_body">The main window XAML for each example application contains an instance of the LayoutManager class as follows:</text:p>
      <text:p text:style-name="P16">&lt;dockManager:LayoutManager x:Name="_layoutManager" Grid.Row="1" Grid.Column="0" DocumentsSource="{Binding Documents}" ToolsSource="{Binding Tools}" VerticalAlignment="Stretch" HorizontalAlignment="Stretch" Background="Gray" &gt;</text:p>
      <text:p text:style-name="Preformatted_20_Text"><text:s text:c="4"/><text:span text:style-name="T5">&lt;dockManager:LayoutManager.Theme&gt;</text:span></text:p>
      <text:p text:style-name="Preformatted_20_Text"><text:s text:c="8"/><text:span text:style-name="T5">&lt;themes:ModernTheme/&gt;</text:span></text:p>
      <text:p text:style-name="Preformatted_20_Text"><text:s text:c="4"/><text:span text:style-name="T5">&lt;/dockManager:LayoutManager.Theme&gt;</text:span></text:p>
      <text:p text:style-name="Preformatted_20_Text"><text:s text:c="4"/><text:span text:style-name="T5">&lt;dockManager:LayoutManager.DocumentTemplates&gt;</text:span></text:p>
      <text:p text:style-name="Preformatted_20_Text"><text:s text:c="8"/><text:span text:style-name="T5">&lt;DataTemplate DataType="{x:Type viewModel:DocumentOneViewModel}"&gt;</text:span></text:p>
      <text:p text:style-name="Preformatted_20_Text"><text:s text:c="12"/><text:span text:style-name="T5">&lt;view:DocumentOneView x:Name="_documentOneView"/&gt;</text:span></text:p>
      <text:p text:style-name="Preformatted_20_Text"><text:s text:c="8"/><text:span text:style-name="T5">&lt;/DataTemplate&gt;</text:span></text:p>
      <text:p text:style-name="Preformatted_20_Text"><text:s text:c="8"/><text:span text:style-name="T5">&lt;DataTemplate DataType="{x:Type viewModel:DocumentTwoViewModel}"&gt;</text:span></text:p>
      <text:p text:style-name="Preformatted_20_Text"><text:s text:c="12"/><text:span text:style-name="T5">&lt;view:DocumentTwoView x:Name="_documentTwoView"/&gt;</text:span></text:p>
      <text:p text:style-name="Preformatted_20_Text"><text:s text:c="8"/><text:span text:style-name="T5">&lt;/DataTemplate&gt;</text:span></text:p>
      <text:p text:style-name="Preformatted_20_Text"><text:s text:c="8"/><text:span text:style-name="T5">&lt;DataTemplate DataType="{x:Type viewModel:DocumentThreeViewModel}"&gt;</text:span></text:p>
      <text:p text:style-name="Preformatted_20_Text"><text:s text:c="12"/><text:span text:style-name="T5">&lt;view:DocumentThreeView x:Name="_documentThreeView"/&gt;</text:span></text:p>
      <text:p text:style-name="Preformatted_20_Text"><text:s text:c="8"/><text:span text:style-name="T5">&lt;/DataTemplate&gt;</text:span></text:p>
      <text:p text:style-name="Preformatted_20_Text"><text:s text:c="4"/><text:span text:style-name="T5">&lt;/dockManager:LayoutManager.DocumentTemplates&gt;</text:span></text:p>
      <text:p text:style-name="Preformatted_20_Text"><text:s text:c="4"/><text:span text:style-name="T5">&lt;dockManager:LayoutManager.ToolTemplates&gt;</text:span></text:p>
      <text:p text:style-name="Preformatted_20_Text"><text:s text:c="8"/><text:span text:style-name="T5">&lt;DataTemplate DataType="{x:Type viewModel:ToolOneViewModel}"&gt;</text:span></text:p>
      <text:p text:style-name="Preformatted_20_Text"><text:s text:c="12"/><text:span text:style-name="T5">&lt;view:ToolOneView x:Name="_toolOneView"/&gt;</text:span></text:p>
      <text:p text:style-name="Preformatted_20_Text"><text:s text:c="8"/><text:span text:style-name="T5">&lt;/DataTemplate&gt;</text:span></text:p>
      <text:p text:style-name="Preformatted_20_Text"><text:s text:c="8"/><text:span text:style-name="T5">&lt;DataTemplate DataType="{x:Type viewModel:ToolTwoViewModel}"&gt;</text:span></text:p>
      <text:p text:style-name="Preformatted_20_Text"><text:s text:c="12"/><text:span text:style-name="T5">&lt;view:ToolTwoView x:Name="_toolTwoView"/&gt;</text:span></text:p>
      <text:p text:style-name="Preformatted_20_Text"><text:s text:c="8"/><text:span text:style-name="T5">&lt;/DataTemplate&gt;</text:span></text:p>
      <text:p text:style-name="Preformatted_20_Text"><text:s text:c="8"/><text:span text:style-name="T5">&lt;DataTemplate DataType="{x:Type viewModel:ToolThreeViewModel}"&gt;</text:span></text:p>
      <text:p text:style-name="Preformatted_20_Text"><text:s text:c="12"/><text:span text:style-name="T5">&lt;view:ToolThreeView x:Name="_toolThreeView"/&gt;</text:span></text:p>
      <text:p text:style-name="Preformatted_20_Text"><text:s text:c="8"/><text:span text:style-name="T5">&lt;/DataTemplate&gt;</text:span></text:p>
      <text:p text:style-name="Preformatted_20_Text"><text:s text:c="8"/><text:span text:style-name="T5">&lt;DataTemplate DataType="{x:Type viewModel:ToolFourViewModel}"&gt;</text:span></text:p>
      <text:p text:style-name="Preformatted_20_Text"><text:s text:c="12"/><text:span text:style-name="T5">&lt;view:ToolFourView x:Name="_toolFourView"/&gt;</text:span></text:p>
      <text:p text:style-name="Preformatted_20_Text"><text:s text:c="8"/><text:span text:style-name="T5">&lt;/DataTemplate&gt;</text:span></text:p>
      <text:p text:style-name="Preformatted_20_Text"><text:s text:c="8"/><text:span text:style-name="T5">&lt;DataTemplate DataType="{x:Type viewModel:ToolFiveViewModel}"&gt;</text:span></text:p>
      <text:p text:style-name="Preformatted_20_Text"><text:s text:c="12"/><text:span text:style-name="T5">&lt;view:ToolFiveView x:Name="_toolFiveView"/&gt;</text:span></text:p>
      <text:p text:style-name="Preformatted_20_Text"><text:s text:c="8"/><text:span text:style-name="T5">&lt;/DataTemplate&gt;</text:span></text:p>
      <text:p text:style-name="Preformatted_20_Text"><text:s text:c="4"/><text:span text:style-name="T5">&lt;/dockManager:LayoutManager.ToolTemplates&gt;</text:span></text:p>
      <text:p text:style-name="P18">&lt;/dockManager:LayoutManager&gt;</text:p>
      <text:p text:style-name="Text_20_body">The <text:span text:style-name="Source_20_Text">DocumentsSource</text:span> property is bound to the <text:span text:style-name="Source_20_Text">Documents</text:span> property on the view model. This is an observable collection of view models, each derived from the <text:span text:style-name="Source_20_Text">IViewModel</text:span> class. </text:p>
      <text:p text:style-name="Text_20_body">The <text:span text:style-name="Source_20_Text">ToolsSource</text:span> property is bound to the <text:span text:style-name="Source_20_Text">Tools</text:span> property on the view model. This is an observable collection of view models, each derived from the <text:span text:style-name="Source_20_Text">IViewModel</text:span> class. </text:p>
      <text:p text:style-name="Text_20_body">The <text:span text:style-name="Source_20_Text">LayoutManager.DocumentTemplates</text:span> property contains a list of data templates for documents each defining the mapping between a view model and the corresponding view. Thus the <text:span text:style-name="Source_20_Text">DocumentOneViewModel</text:span> view model class provides the data displayed by the <text:span text:style-name="Source_20_Text">DocumentOneView</text:span> view class.</text:p>
      <text:p text:style-name="Text_20_body">The <text:span text:style-name="Source_20_Text">LayoutManager.ToolTemplates</text:span> property contains a list of data templates for tools each defining the mapping between a view model and the corresponding view. Thus the <text:span text:style-name="Source_20_Text">ToolOneViewModel</text:span> view model class provides the data displayed by the <text:span text:style-name="Source_20_Text">ToolOneView</text:span> view class.</text:p>
      <text:p text:style-name="Text_20_body">Note that there is a direct one to one correspondance between a tool view and a tool view model, and there can only be one instance of a given tool view. The <text:span text:style-name="Source_20_Text">Name</text:span> property is essential as it identifies the view model when serialising the view to and from file. The value of the <text:span text:style-name="Source_20_Text">Name</text:span> property must be unique.</text:p>
      <text:p text:style-name="Text_20_body"><text:soft-page-break/>In contrast there may be multiple instances of a document view model, and hence multiple instances of the view. Each instance is distinguished by a unique URI, which could for example be the file path for the data e.g. <text:span text:style-name="Source_20_Text">C:\Data\Document1.txt</text:span>.</text:p>
      <text:p text:style-name="Text_20_body">Lastly the appearance of the UI is controlled by a theme consisting of a dictionary defining the styles, and a class derived from the <text:span text:style-name="Source_20_Text">Theme</text:span> class which provides the URI for the dictionary. For example:</text:p>
      <text:p text:style-name="Preformatted_20_Text"><text:s text:c="4"/><text:span text:style-name="T5">public class ModernTheme : Theme</text:span></text:p>
      <text:p text:style-name="Preformatted_20_Text"><text:s text:c="4"/><text:span text:style-name="T5">{</text:span></text:p>
      <text:p text:style-name="Preformatted_20_Text"><text:s text:c="8"/><text:span text:style-name="T5">public override Uri Uri</text:span></text:p>
      <text:p text:style-name="Preformatted_20_Text"><text:s text:c="8"/><text:span text:style-name="T5">{</text:span></text:p>
      <text:p text:style-name="Preformatted_20_Text"><text:s text:c="12"/><text:span text:style-name="T5">get</text:span></text:p>
      <text:p text:style-name="Preformatted_20_Text"><text:s text:c="12"/><text:span text:style-name="T5">{</text:span></text:p>
      <text:p text:style-name="Preformatted_20_Text"><text:s text:c="16"/><text:span text:style-name="T5">return new Uri("/OpenControls.Wpf.DockManager.Themes.Modern;component/Dictionary.xaml", UriKind.Relative);</text:span></text:p>
      <text:p text:style-name="Preformatted_20_Text"><text:s text:c="12"/><text:span text:style-name="T5">}</text:span></text:p>
      <text:p text:style-name="Preformatted_20_Text"><text:s text:c="8"/><text:span text:style-name="T5">}</text:span></text:p>
      <text:p text:style-name="Preformatted_20_Text"><text:s text:c="4"/><text:span text:style-name="T5">}</text:span></text:p>
      <text:p text:style-name="P17"/>
      <text:p text:style-name="Text_20_body">The theme class must implement one method called Uri which returns the Uri for the <text:span text:style-name="Source_20_Text">Theme</text:span> assembly.</text:p>
      <text:p text:style-name="Text_20_body">The <text:span text:style-name="Source_20_Text">Theme</text:span> is set in the <text:span text:style-name="Source_20_Text">LayoutManager.Theme</text:span> property. For example:</text:p>
      <text:p text:style-name="P16">&lt;dockManager:LayoutManager.Theme&gt; </text:p>
      <text:p text:style-name="Preformatted_20_Text"><text:s text:c="4"/><text:span text:style-name="T5">&lt;themes:ModernTheme/&gt; </text:span></text:p>
      <text:p text:style-name="P18">&lt;/dockManager:LayoutManager.Theme&gt;</text:p>
      <text:p text:style-name="Text_20_body">The <text:span text:style-name="Source_20_Text">Theme</text:span> cannot be changed while the application is running.</text:p>
      <text:p text:style-name="Text_20_body">Dictionary styles are for the most part not optional and a failure to include a required style will cause the application to crash.</text:p>
      <text:p text:style-name="Text_20_body">The application needs to add a reference to the theme assembly, assuming it is external. The theme can of course be implemented in the application assembly. The main application window must reference the namespaces for the docking manager and the theme. For example:</text:p>
      <text:p text:style-name="Preformatted_20_Text"><text:s text:c="8"/><text:span text:style-name="T5">xmlns:dockManager="clr-namespace:OpenControls.Wpf.DockManager;assembly=OpenControls.Wpf.DockManager"</text:span></text:p>
      <text:p text:style-name="Preformatted_20_Text"><text:s text:c="8"/><text:span text:style-name="T5">xmlns:themes="clr-namespace:OpenControls.Wpf.DockManager.Themes;assembly=OpenControls.Wpf.DockManager.Themes.Modern"</text:span></text:p>
      <text:p text:style-name="P17"/>
      <text:p text:style-name="Text_20_body">Anyone familar with AvalonDock will realise that the <text:span text:style-name="Source_20_Text">Theme</text:span> mechanism is copied from AvalonDock.</text:p>
      <text:h text:style-name="Heading_20_2" text:outline-level="2">Architecture</text:h>
      <text:p text:style-name="Text_20_body">The key classes and their relationships are illustrated by the following UML diagram:</text:p>
      <text:p text:style-name="Text_20_body"><text:soft-page-break/><draw:frame draw:style-name="fr1" draw:name="graphics5" text:anchor-type="as-char" svg:width="20.796cm" svg:height="22.357cm" draw:z-index="4"><draw:image xlink:href="file:///C:/Workspace/WpfDockManagerDemo/Documents/5270871/Working/UML.png" xlink:type="simple" xlink:show="embed" xlink:actuate="onLoad"/></draw:frame></text:p>
      <text:p text:style-name="Text_20_body">The main layout management logic is divided over a small number of key components each with its own responsibilities, each interacting with others via well defined interfaces (dependency injection). The aim is to reduce coupling and dependencies, and make it easier to maintain and extend the code. </text:p>
      <text:p text:style-name="Text_20_body">The <text:span text:style-name="Source_20_Text">LayoutManager</text:span> class is derived from the <text:span text:style-name="Source_20_Text">Grid</text:span> control class, and it is the top level of a <text:soft-page-break/>binary tree of documents and tools. Each node in the tree may be a splitter pane, or a document pane group or a tool pane group. A splitter pane is implemented by the SplitterPane class, and it represents two nodes (which may be tool pane groups for example) separated by a <text:span text:style-name="Source_20_Text">GridSplitter</text:span>. Thus it represent a leaf in a binary tree. The grid splitter may be horizontal or vertical.</text:p>
      <text:p text:style-name="Text_20_body">The <text:span text:style-name="Source_20_Text">DockPaneManager</text:span> class manages the layout of docked panes. It interacts with the <text:span text:style-name="Source_20_Text">LayoutManager</text:span> instance by means of the <text:span text:style-name="Source_20_Text">IDockPaneHost</text:span> and <text:span text:style-name="Source_20_Text">ILayoutFactory</text:span> interfaces. The latter interface provides services to instantiate nodes in the document/tool tree including document pane groups, and tool pane groups. </text:p>
      <text:p text:style-name="Text_20_body">The <text:span text:style-name="Source_20_Text">DocumentPaneGroup</text:span> and <text:span text:style-name="Source_20_Text">ToolPaneGroup</text:span> classes represent the document and tool pane groups respectively. Each contains an instance of a class derived from the <text:span text:style-name="Source_20_Text">IViewContainer</text:span> interface which is responsible for the view content. Thus the <text:span text:style-name="Source_20_Text">ToolContainer</text:span> class displays one or more tool views.  Similarly the <text:span text:style-name="Source_20_Text">DocumentContainer</text:span> class displays the one or more document views. </text:p>
      <text:p text:style-name="Text_20_body">The <text:span text:style-name="Source_20_Text">FloatingPaneManager</text:span> class manages the floating panes. It interacts with the <text:span text:style-name="Source_20_Text">LayoutManager</text:span> instance by means of the <text:span text:style-name="Source_20_Text">IFloatingPaneHost</text:span> and <text:span text:style-name="Source_20_Text">ILayoutFactory</text:span> interfaces.</text:p>
      <text:p text:style-name="Text_20_body">The <text:span text:style-name="Source_20_Text">FloatingDocumentPaneGroup</text:span> and <text:span text:style-name="Source_20_Text">FloatingToolPaneGroup</text:span> classes represent the floating document and tool pane groups respectively. Each contains an instance of a class derived from the <text:span text:style-name="Source_20_Text">IViewContainer</text:span> interface.</text:p>
      <text:p text:style-name="Text_20_body">The <text:span text:style-name="Source_20_Text">UnpinnedToolManager</text:span> class manages unpinned tools ie tools that are shown as a title bar along one side of the docking area. </text:p>
      <text:h text:style-name="Heading_20_2" text:outline-level="2">History</text:h>
      <text:p text:style-name="Text_20_body">11 June 2020: First vers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6-18T14:19:10.45</dc:date>
    <dc:creator>Leif Goodwin</dc:creator>
    <meta:editing-duration>P41DT14H45M32S</meta:editing-duration>
    <meta:editing-cycles>130</meta:editing-cycles>
    <meta:generator>OpenOffice/4.1.7$Win32 OpenOffice.org_project/417m1$Build-9800</meta:generator>
    <meta:document-statistic meta:table-count="0" meta:image-count="5" meta:object-count="0" meta:page-count="14" meta:paragraph-count="237" meta:word-count="3141" meta:character-count="20574"/>
  </office:meta>
</office:document-meta>
</file>